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 Medium" svg:font-family="'JetBrainsMono NF Medium'" style:font-adornments="Medium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83d27" officeooo:paragraph-rsid="00083d27" style:font-size-asian="13pt" style:font-size-complex="13pt"/>
    </style:style>
    <style:style style:name="P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7c68c" officeooo:paragraph-rsid="0007c68c" style:font-size-asian="13pt" style:font-size-complex="13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93001" officeooo:paragraph-rsid="00093001" style:font-size-asian="13pt" style:font-size-complex="13pt"/>
    </style:style>
    <style:style style:name="P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163d04" officeooo:paragraph-rsid="00163d0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3679b2" officeooo:paragraph-rsid="003679b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3a623d" officeooo:paragraph-rsid="003a62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3cc63b" officeooo:paragraph-rsid="003cc6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3pt" officeooo:rsid="00316630" officeooo:paragraph-rsid="00316630" style:font-size-asian="13pt" style:font-size-complex="13pt"/>
    </style:style>
    <style:style style:name="P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normal" officeooo:rsid="002ab80e" officeooo:paragraph-rsid="002ef6e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2pt" fo:font-weight="normal" officeooo:rsid="0013c1c2" officeooo:paragraph-rsid="0013c1c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normal" officeooo:rsid="003679b2" officeooo:paragraph-rsid="003679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2pt" fo:font-weight="normal" officeooo:rsid="003cc63b" officeooo:paragraph-rsid="003cc6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10pt" fo:font-weight="normal" officeooo:rsid="002ab80e" officeooo:paragraph-rsid="002ab80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10pt" fo:font-weight="normal" officeooo:rsid="003679b2" officeooo:paragraph-rsid="003679b2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normal" officeooo:rsid="0041ef3a" officeooo:paragraph-rsid="0041ef3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10pt" fo:font-weight="normal" officeooo:rsid="0041ef3a" officeooo:paragraph-rsid="0041ef3a" style:font-size-asian="8.75pt" style:font-weight-asian="normal" style:font-size-complex="10pt" style:font-weight-complex="normal"/>
    </style:style>
    <style:style style:name="T1" style:family="text">
      <style:text-properties officeooo:rsid="003019d7"/>
    </style:style>
    <style:style style:name="T2" style:family="text">
      <style:text-properties officeooo:rsid="0038b2d7"/>
    </style:style>
    <style:style style:name="T3" style:family="text">
      <style:text-properties style:font-name="Latin Modern Math"/>
    </style:style>
    <style:style style:name="T4" style:family="text">
      <style:text-properties style:font-name="Latin Modern Math" officeooo:rsid="0044a81e"/>
    </style:style>
    <style:style style:name="T5" style:family="text">
      <style:text-properties style:font-name="Latin Modern Math" officeooo:rsid="00464f90"/>
    </style:style>
    <style:style style:name="T6" style:family="text">
      <style:text-properties style:font-name="Latin Modern Math" officeooo:rsid="00547500"/>
    </style:style>
    <style:style style:name="T7" style:family="text">
      <style:text-properties officeooo:rsid="0016e9a3"/>
    </style:style>
    <style:style style:name="T8" style:family="text">
      <style:text-properties officeooo:rsid="00189377"/>
    </style:style>
    <style:style style:name="T9" style:family="text">
      <style:text-properties officeooo:rsid="0019126e"/>
    </style:style>
    <style:style style:name="T10" style:family="text">
      <style:text-properties officeooo:rsid="002de57b"/>
    </style:style>
    <style:style style:name="T11" style:family="text">
      <style:text-properties officeooo:rsid="0036d509"/>
    </style:style>
    <style:style style:name="T12" style:family="text">
      <style:text-properties officeooo:rsid="00374040"/>
    </style:style>
    <style:style style:name="T13" style:family="text">
      <style:text-properties officeooo:rsid="0037fc7d"/>
    </style:style>
    <style:style style:name="T14" style:family="text">
      <style:text-properties officeooo:rsid="003b2362"/>
    </style:style>
    <style:style style:name="T15" style:family="text">
      <style:text-properties officeooo:rsid="003e3598"/>
    </style:style>
    <style:style style:name="T16" style:family="text">
      <style:text-properties officeooo:rsid="00402ea4"/>
    </style:style>
    <style:style style:name="T17" style:family="text">
      <style:text-properties officeooo:rsid="004187ed"/>
    </style:style>
    <style:style style:name="T18" style:family="text">
      <style:text-properties officeooo:rsid="0041ed14"/>
    </style:style>
    <style:style style:name="T19" style:family="text">
      <style:text-properties officeooo:rsid="00490f25"/>
    </style:style>
    <style:style style:name="T20" style:family="text">
      <style:text-properties officeooo:rsid="00499c95"/>
    </style:style>
    <style:style style:name="T21" style:family="text">
      <style:text-properties officeooo:rsid="004b4c71"/>
    </style:style>
    <style:style style:name="T22" style:family="text">
      <style:text-properties officeooo:rsid="00564586"/>
    </style:style>
    <style:style style:name="T23" style:family="text">
      <style:text-properties officeooo:rsid="0059e144"/>
    </style:style>
    <style:style style:name="T24" style:family="text">
      <style:text-properties officeooo:rsid="005b06aa"/>
    </style:style>
    <style:style style:name="T25" style:family="text">
      <style:text-properties officeooo:rsid="005c6186"/>
    </style:style>
    <style:style style:name="T26" style:family="text">
      <style:text-properties officeooo:rsid="005efe22"/>
    </style:style>
    <style:style style:name="T27" style:family="text">
      <style:text-properties officeooo:rsid="0062aa1d"/>
    </style:style>
    <style:style style:name="T28" style:family="text">
      <style:text-properties officeooo:rsid="0064953d"/>
    </style:style>
    <style:style style:name="T29" style:family="text">
      <style:text-properties officeooo:rsid="0069a5de"/>
    </style:style>
    <style:style style:name="T30" style:family="text">
      <style:text-properties officeooo:rsid="0069c2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. Busca sequencial <text:span text:style-name="T24">ingênua</text:span></text:p>
      <text:p text:style-name="P4">A busca sequencial <text:span text:style-name="T24">ingênua</text:span> é um algoritmo de busca <text:span text:style-name="T8">feito com a intenção </text:span><text:span text:style-name="T9">de</text:span> <text:span text:style-name="T7">verificar</text:span> os elementos do vetor <text:span text:style-name="T10">sequencialmente</text:span>, até que se ache o valor desejado <text:span text:style-name="T23">ou um elemento menor </text:span><text:span text:style-name="T25">que esse valor.</text:span> <text:span text:style-name="T11">Foi usado um vetor de </text:span><text:span text:style-name="T19">100000</text:span><text:span text:style-name="T11"> elementos para </text:span><text:span text:style-name="T18">os testes</text:span><text:span text:style-name="T11">.</text:span></text:p>
      <text:p text:style-name="P9">Melhor caso –<text:span text:style-name="T3"> </text:span><text:span text:style-name="T5">Temos </text:span><text:span text:style-name="T3">a seguinte saída:</text:span></text:p>
      <text:p text:style-name="P13">Tempo de exec. da busca sequencial: 0.000000s</text:p>
      <text:p text:style-name="P13">Comparações feitas: 1</text:p>
      <text:p text:style-name="P13">99999 está na posição 99999</text:p>
      <text:p text:style-name="P5">Ocorreu apenas uma única comparação, e o valor foi encontrado quase que imediatamente. <text:span text:style-name="T12">Isso aconteceu pois o valor a ser encontrado estava na primeira posição </text:span><text:span text:style-name="T22">a ser </text:span><text:span text:style-name="T12">verif</text:span><text:span text:style-name="T13">icada no vetor.</text:span></text:p>
      <text:p text:style-name="P11">Pior caso – <text:span text:style-name="T6">T</text:span><text:span text:style-name="T3">emos um comportamento bem diferente na saída dada pelo programa:</text:span></text:p>
      <text:p text:style-name="P14">Tempo de exec. da busca sequencial: 0.003<text:span text:style-name="T28">195</text:span>s</text:p>
      <text:p text:style-name="P14">Comparações feitas: 100000</text:p>
      <text:p text:style-name="P14">-1<text:span text:style-name="T27">0</text:span> está na posição -1</text:p>
      <text:p text:style-name="P14">-1 não está no vetor</text:p>
      <text:p text:style-name="P6">Percebe-se uma drástica diferença <text:span text:style-name="T15">no </text:span>número de comparações feitas e <text:span text:style-name="T16">n</text:span>o tempo de execução. Isso ocorre pois todos os elementos do vetor foram ver<text:span text:style-name="T14">i</text:span>ficados.</text:p>
      <text:p text:style-name="P12">II. Busca binária</text:p>
      <text:p text:style-name="P7">A busca binária é um algoritmo de busca que divide o vetor pela metade repetidamente até que se ache o valor desejado <text:span text:style-name="T21">(divisão e conquista)</text:span>. <text:span text:style-name="T17">Como na busca sequencial </text:span><text:span text:style-name="T26">ingênua</text:span><text:span text:style-name="T17">, foi usado um vetor de 100</text:span><text:span text:style-name="T20">0</text:span><text:span text:style-name="T17">00 elementos para os testes.</text:span></text:p>
      <text:p text:style-name="P15">Melhor caso – <text:span text:style-name="T3">T</text:span><text:span text:style-name="T4">emos a seguinte saída:</text:span></text:p>
      <text:p text:style-name="P16">Tempo de exec. da busca binária: 0.00000<text:span text:style-name="T29">0</text:span>s</text:p>
      <text:p text:style-name="P16">Comparações feitas: <text:span text:style-name="T29">17</text:span></text:p>
      <text:p text:style-name="P16">0 está na posição 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 Medium" svg:font-family="'JetBrainsMono NF Medium'" style:font-adornments="Medium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83d27" officeooo:paragraph-rsid="00083d27" style:font-size-asian="13pt" style:font-size-complex="13pt"/>
    </style:style>
    <style:style style:name="MP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7c68c" officeooo:paragraph-rsid="0007c68c" style:font-size-asian="13pt" style:font-size-complex="13pt"/>
    </style:style>
    <style:style style:name="MP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3pt" officeooo:rsid="00316630" officeooo:paragraph-rsid="00316630" style:font-size-asian="13pt" style:font-size-complex="13pt"/>
    </style:style>
    <style:style style:name="MP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93001" officeooo:paragraph-rsid="00093001" style:font-size-asian="13pt" style:font-size-complex="13pt"/>
    </style:style>
    <style:style style:name="MT1" style:family="text">
      <style:text-properties officeooo:rsid="003019d7"/>
    </style:style>
    <style:style style:name="MT2" style:family="text">
      <style:text-properties officeooo:rsid="0038b2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goritmos e Estruturas de Dados II – Relatório (Ordenação)</text:p>
        <text:p text:style-name="MP2">Caio Eduardo Ferreira de Miranda (GRR20232359<text:span text:style-name="MT1">)</text:span></text:p>
        <text:p text:style-name="MP3">Departamento de Informática – <text:span text:style-name="MT2">Universidade Federal do Paraná</text:span></text:p>
        <text:p text:style-name="MP4">Curitiba, Brasi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0:53:57.953011619</meta:creation-date>
    <dc:date>2023-09-26T11:29:46.859550774</dc:date>
    <meta:editing-duration>PT4H32M23S</meta:editing-duration>
    <meta:editing-cycles>103</meta:editing-cycles>
    <meta:generator>LibreOffice/7.5.6.2$Linux_X86_64 LibreOffice_project/50$Build-2</meta:generator>
    <meta:document-statistic meta:table-count="0" meta:image-count="0" meta:object-count="0" meta:page-count="1" meta:paragraph-count="23" meta:word-count="242" meta:character-count="1480" meta:non-whitespace-character-count="1256"/>
  </office:meta>
</office:document-meta>
</file>